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Ultrafine_20_Dashed" svg:stroke-width="0.02cm" svg:stroke-color="#000000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svg:stroke-width="0.1cm" svg:stroke-color="#000000" draw:marker-start-width="0.43cm" draw:marker-end-width="0.43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svg:stroke-width="0.05cm" svg:stroke-color="#000000" draw:marker-start-width="0.355cm" draw:marker-end-width="0.355cm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draw:stroke="none" svg:stroke-color="#000000" draw:fill="none" draw:fill-color="#ffffff" fo:min-height="0.7cm"/>
    </style:style>
    <style:style style:name="gr15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cm" svg:height="1.4cm" svg:x="2.6cm" svg:y="1cm">
          <text:p text:style-name="P1">Zabbi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4cm" svg:x="9cm" svg:y="0.2cm">
          <text:p text:style-name="P1">Nagios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1.4cm" svg:x="9.2cm" svg:y="2.6cm">
          <text:p text:style-name="P1">ndo2d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cm" svg:x="6.9cm" svg:y="2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1" draw:layer="layout" svg:width="2.619cm" svg:height="1.673cm" svg:x="6.581cm" svg:y="3.627cm">
          <draw:text-box>
            <text:p text:style-name="P1">MySQL</text:p>
            <text:p text:style-name="P1">DB</text:p>
          </draw:text-box>
        </draw:frame>
        <draw:line draw:style-name="gr4" draw:text-style-name="P1" draw:layer="layout" svg:x1="10.5cm" svg:y1="2.6cm" svg:x2="10.5cm" svg:y2="1.6cm">
          <text:p/>
        </draw:line>
        <draw:custom-shape draw:style-name="gr5" draw:text-style-name="P1" draw:layer="layout" svg:width="5.9cm" svg:height="3.1cm" svg:x="6.6cm" svg:y="2.1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2cm" svg:y1="3.2cm" svg:x2="8.1cm" svg:y2="3.2cm">
          <text:p/>
        </draw:line>
        <draw:frame draw:style-name="gr7" draw:layer="layout" svg:width="3.2cm" svg:height="0.962cm" svg:x="9.5cm" svg:y="4.3cm">
          <draw:text-box>
            <text:p>NDOUtils</text:p>
          </draw:text-box>
        </draw:frame>
        <draw:custom-shape draw:style-name="gr8" draw:text-style-name="P1" draw:layer="layout" svg:width="7.1cm" svg:height="1.7cm" svg:x="3.1cm" svg:y="7cm">
          <text:p text:style-name="P1">Hatohol Server</text:p>
          <text:p text:style-name="P1">(written in C++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7cm" svg:height="1.1cm" svg:x="9.4cm" svg:y="8.1cm">
          <text:p text:style-name="P1"><text:span text:style-name="T1">SQLite3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layer="layout" svg:width="3.707cm" svg:height="0.962cm" svg:x="11.093cm" svg:y="8.138cm">
          <draw:text-box>
            <text:p>Data cache</text:p>
          </draw:text-box>
        </draw:frame>
        <draw:custom-shape draw:style-name="gr9" draw:text-style-name="P2" draw:layer="layout" svg:width="1.7cm" svg:height="1cm" svg:x="9.4cm" svg:y="7.2cm">
          <text:p text:style-name="P1"><text:span text:style-name="T1">SQLite3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2" draw:layer="layout" svg:width="1.7cm" svg:height="1cm" svg:x="9.4cm" svg:y="6.3cm">
          <text:p text:style-name="P1"><text:span text:style-name="T1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layer="layout" svg:width="3.389cm" svg:height="0.962cm" svg:x="11.094cm" svg:y="6.3cm">
          <draw:text-box>
            <text:p>Config DB</text:p>
          </draw:text-box>
        </draw:frame>
        <draw:frame draw:style-name="gr3" draw:layer="layout" svg:width="2.898cm" svg:height="0.962cm" svg:x="11.094cm" svg:y="7.238cm">
          <draw:text-box>
            <text:p>Data DB</text:p>
          </draw:text-box>
        </draw:frame>
        <draw:custom-shape draw:style-name="gr8" draw:text-style-name="P1" draw:layer="layout" svg:width="5.975cm" svg:height="1.7cm" svg:x="3.125cm" svg:y="10.025cm">
          <text:p text:style-name="P1">Hatohol Clie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4.1cm" svg:y1="2.5cm" svg:x2="5.1cm" svg:y2="7cm">
          <text:p/>
        </draw:line>
        <draw:line draw:style-name="gr6" draw:text-style-name="P1" draw:layer="layout" svg:x1="8cm" svg:y1="5.2cm" svg:x2="7.2cm" svg:y2="7cm">
          <text:p/>
        </draw:line>
        <draw:frame draw:style-name="gr10" draw:text-style-name="P1" draw:layer="layout" svg:width="4.621cm" svg:height="0.963cm" svg:x="4.779cm" svg:y="8.937cm">
          <draw:text-box>
            <text:p text:style-name="P1">REST + JSON</text:p>
          </draw:text-box>
        </draw:frame>
        <draw:custom-shape draw:style-name="gr11" draw:text-style-name="P1" draw:layer="layout" svg:width="1.3cm" svg:height="1.1cm" svg:x="3.5cm" svg:y="8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cm" svg:height="1.4cm" svg:x="11.5cm" svg:y="14cm">
          <text:p text:style-name="P1">Redmin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8cm" svg:y1="9.4cm" svg:x2="12.1cm" svg:y2="13.9cm">
          <text:p/>
        </draw:line>
        <draw:custom-shape draw:style-name="gr12" draw:text-style-name="P1" draw:layer="layout" svg:width="13.2cm" svg:height="6.5cm" svg:x="1.9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8cm" svg:x="4.3cm" svg:y="13.8cm">
          <text:p text:style-name="P1">Operator's</text:p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cm" svg:height="1.8cm" svg:x="4.5cm" svg:y="11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2.7cm" svg:height="1.4cm" svg:x="8.3cm" svg:y="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layer="layout" svg:width="2.2cm" svg:height="1cm" svg:x="6.1cm" svg:y="12.6cm">
          <draw:text-box>
            <text:p>HTTP</text:p>
          </draw:text-box>
        </draw:frame>
        <draw:frame draw:style-name="gr13" draw:layer="layout" svg:width="2.2cm" svg:height="1cm" svg:x="9cm" svg:y="13.3cm">
          <draw:text-box>
            <text:p>HTTP</text:p>
          </draw:text-box>
        </draw:frame>
        <draw:frame draw:style-name="gr14" draw:text-style-name="P3" draw:layer="layout" svg:width="4cm" svg:height="1.356cm" svg:x="11cm" svg:y="10.144cm">
          <draw:text-box>
            <text:p text:style-name="P3"><text:span text:style-name="T2">Hatohol</text:span></text:p>
          </draw:text-box>
        </draw:frame>
        <draw:frame draw:style-name="gr15" draw:text-style-name="P1" draw:layer="layout" svg:width="3cm" svg:height="1.673cm" svg:x="1.5cm" svg:y="3.2cm">
          <draw:text-box>
            <text:p text:style-name="P1">Zabbix</text:p>
            <text:p text:style-name="P1">AP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Gothic" fo:font-size="24pt" fo:language="en" fo:country="US" style:font-name-asian="IPAexGothic1" style:font-size-asian="24pt" style:language-asian="ja" style:country-asian="JP" style:font-name-complex="IPAex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IPAexGothic1" style:font-family-asian="IPAex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7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amato </meta:initial-creator>
    <meta:creation-date>2013-06-24T16:00:20</meta:creation-date>
    <meta:generator>LibreOffice/4.2.3.3$Linux_X86_64 LibreOffice_project/420m0$Build-3</meta:generator>
    <dc:date>2014-06-17T15:12:43.985795365</dc:date>
    <meta:editing-duration>PT15H15M14S</meta:editing-duration>
    <meta:editing-cycles>10</meta:editing-cycles>
    <dc:creator>Noriki Nakamura</dc:creator>
    <meta:document-statistic meta:object-count="31"/>
  </office:meta>
</office:document-meta>
</file>